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text-properties fo:font-variant="normal" fo:text-transform="none" fo:font-style="normal"/>
    </style:style>
    <style:style style:name="P10" style:family="paragraph" style:parent-style-name="Text_20_body">
      <style:text-properties fo:font-variant="normal" fo:text-transform="none" style:font-name="Times New Roman" fo:font-style="normal"/>
    </style:style>
    <style:style style:name="P11" style:family="paragraph" style:parent-style-name="Text_20_body">
      <style:text-properties style:font-name="Times New Roman"/>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style:font-name="Times New Roman"/>
    </style:style>
    <style:style style:name="P1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5" style:family="paragraph" style:parent-style-name="Standard">
      <style:text-properties fo:font-variant="normal" fo:text-transform="none" fo:font-style="normal"/>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text-properties fo:font-variant="normal" fo:text-transform="none" fo:font-style="normal"/>
    </style:style>
    <style:style style:name="P21" style:family="paragraph" style:parent-style-name="Heading_20_1" style:master-page-name="First_20_Page">
      <style:paragraph-properties style:page-number="auto"/>
    </style:style>
    <style:style style:name="P22"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Standard">
      <style:text-properties fo:font-variant="normal" fo:text-transform="none" fo:font-style="normal"/>
    </style:style>
    <style:style style:name="P24" style:family="paragraph" style:parent-style-name="Standard" style:list-style-name="L2">
      <style:text-properties fo:font-variant="normal" fo:text-transform="none" fo:font-style="normal"/>
    </style:style>
    <style:style style:name="P25" style:family="paragraph" style:parent-style-name="Standard" style:list-style-name="L3">
      <style:text-properties fo:font-variant="normal" fo:text-transform="none" fo:font-style="normal"/>
    </style:style>
    <style:style style:name="P26" style:family="paragraph" style:parent-style-name="Standard" style:list-style-name="L4">
      <style:text-properties fo:font-variant="normal" fo:text-transform="none" fo:font-style="normal"/>
    </style:style>
    <style:style style:name="P27" style:family="paragraph" style:parent-style-name="Standard">
      <style:paragraph-properties fo:break-before="pag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fo:font-variant="normal" fo:text-transform="none" fo:font-style="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p>
      <text:h text:style-name="Heading_20_1" text:outline-level="1">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6676915376898483127" text:style-name="L1">
        <text:list-item>
          <text:p text:style-name="P19">Connect a number of clock displays to keep them synchronized.</text:p>
        </text:list-item>
        <text:list-item>
          <text:p text:style-name="P19">Provide time information to plug in devices, e.g. throttles.</text:p>
        </text:list-item>
        <text:list-item>
          <text:p text:style-name="P19">Provide cueing for time-based occurrences, such as lights turning on and off at specific modeled times.</text:p>
        </text:list-item>
      </text:list>
      <text:p text:style-name="Text_20_body">Generally, existing fast clock systems have one unit that generat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13”, so that consumers can be taught to react to time-of-day. The date is handled separately, for those installations that choose to use it.</text:p>
      <text:p text:style-name="Text_20_body"/>
      <text:p text:style-name="P9"/>
      <text:p text:style-name="P9"><text:soft-page-break/>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he event ranges NNN and NNNN has been reserved for these messages. </text:p>
      <text:p text:style-name="Standard">Time Event Upper Part refers to </text:p>
      <text:p text:style-name="Standard">Date Event Upper Part refers to </text:p>
      <text:p text:style-name="Standard">Rate Event Upper Part refers to</text:p>
      <text:p text:style-name="Standard">Separately documented to reduce change of inconsistency, as some cost in readability.</text:p>
      <text:p text:style-name="Standard">Existing Event Range definition is 0x01.01.99.01.01.01.xx.xx but that <text:span text:style-name="T9">is in the Lenz XpressNet range now, and needs to change; easy change to existing code. Existing coding for content is hours, minutes in two lowest bytes; ditto.</text:span></text:p>
      <text:p text:style-name="P15">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h>
      <text:p text:style-name="P9"/>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string">
            <text:p text:style-name="Table_20_Contents">Seconds</text:p>
          </table:table-cell>
        </table:table-row>
      </table:table>
      <text:p text:style-name="P15"/>
      <text:p text:style-name="P15">Hours are 0-23, minutes are 0-59, seconds are 0-59. <text:s/>The top three bits in the hours field are reserved, must be ignored upon receipt so they can be used as flags. Other codes points in Hours, Minutes, Seconds are reserved, may not be sent, shall result in ignoring the event upon receipt. <text:s/></text:p>
      <text:h text:style-name="Heading_20_3" text:outline-level="3">Set/Report Date</text:h>
      <text:p text:style-name="Standard"/>
      <table:table table:name="Table3" table:style-name="Table3">
        <table:table-column table:style-name="Table3.A" table:number-columns-repeated="7"/>
        <table:table-column table:style-name="Table3.H"/>
        <table:table-header-rows>
          <text:soft-page-break/>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9"/>
      <text:p text:style-name="P9">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p>
      <text:h text:style-name="Heading_20_3" text:outline-level="3">Set/Report Rate</text:h>
      <text:p text:style-name="P9"><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9"/>
      <text:p text:style-name="P9">Rate is 12(?) bit fixed point rrrrrrrrrr.rr, 0.00, 0.25, 0.50, ..., 999.75 <text:s/>(Is that the right range? Enough granularity? <text:s/>Would something simpler be easier? A 999X clock is so fast that it saturates the bus)</text:p>
      <text:p text:style-name="P9">Run/Stop = 1 clock is running; Run/Stop = 0, clock is stopped. </text:p>
      <text:p text:style-name="P9">Run/Stop bit is provided so that a single report tells you what the clock is doing. <text:s/>The stop/start clock event should be used to stop and start the clock, because that doesn't require resetting (or even knowing) the current rate.</text:p>
      <text:p text:style-name="P9">Regardless of the rate, seconds may not be skipped due to the rate calculation.</text:p>
      <text:h text:style-name="Heading_20_3" text:outline-level="3">Stop/Start Clock</text:h>
      <text:p text:style-name="P15"/>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Number</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9"/>
      <text:p text:style-name="P9">Start/Stop = 5, start clock. Start/Stop = 4, stop clock. </text:p>
      <text:p text:style-name="P9">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s internal time is not changing.</text:p>
      <text:p text:style-name="Standard"><text:soft-page-break/>When the clock is in running state, it's internal time is advancing (rate X) as fast as normal time. <text:s/></text:p>
      <text:h text:style-name="Heading_20_2" text:outline-level="2">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 There's no real point in too long a delay, people waiting will get annoyed. Clock generator nodes will produce a Set/Report Date event if they receive one but do not update their internal date.</text:p>
      <text:p text:style-name="Text_20_body">A Set/Report Time event is produced every time the current time changes, e.g. every fast second. <text:s/>(Should it be periodically sent, e.g. every real 10 seconds,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If a Set/Report Time event is received, it (optionally) sets the time. If the time is not set, the current time is produced immediately after.</text:p>
      <text:p text:style-name="Text_20_body">If a Set/Report Rate event is received, the clocks's rate is set to the rate embedded in the event. The run/stop bits are ignored. If the clock does not support the requested rate, it moves to the closest non-zero supported rate, and sends a Set/Report Rate containing the current rate. <text:s/>Rate can be set while the clock is running or stopped. <text:s/>The clock generator may, but is not required to, send the a Set/Report Time immediately after the rate is sent to ensure that all agree on the exact time. <text:s/>This is more important if the clock ticks only every minute instead of every second. </text:p>
      <text:p text:style-name="Standard">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P22" text:outline-level="3">Event Identification and Reporting</text:h>
      <text:p text:style-name="P15">When a clock generator node receives an Identify Events message, it replies with:</text:p>
      <text:list xml:id="list7639055145134352814" text:style-name="L2">
        <text:list-item>
          <text:p text:style-name="P24">An IdentifyProducedRange and an IdentifyConsumedRange that covers the possible Set/Report Time events</text:p>
        </text:list-item>
        <text:list-item>
          <text:p text:style-name="P24">An IdentifyProducedRange and an IdentifyConsumedRange that covers the Set/Report Date events</text:p>
        </text:list-item>
        <text:list-item>
          <text:p text:style-name="P24">An IdentifyProducedRange and an IdentifyConsumedRange that covers the Set/Report Rate and Stop/Start Clock events.</text:p>
        </text:list-item>
      </text:list>
      <text:p text:style-name="P15">In addition, the node will reply with:</text:p>
      <text:list xml:id="list7302989455752099926" text:style-name="L3">
        <text:list-item>
          <text:p text:style-name="P25">An IdentifyProducedEvent message for the current date, showing valid &amp; active</text:p>
        </text:list-item>
        <text:list-item>
          <text:p text:style-name="P25"><text:soft-page-break/>An IdentifyProducedEvent message for the current time, showing valid &amp; active</text:p>
        </text:list-item>
        <text:list-item>
          <text:p text:style-name="P25">An IdentifyProducedEvent message for the current rate and start/stop state, showing valid &amp; active</text:p>
        </text:list-item>
      </text:list>
      <text:p text:style-name="P15">All of the preceding may be in any order.</text:p>
      <text:p text:style-name="P15">When a clock generator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5">When a clock generator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5">This lets devices rapidly establish information about a clock, even if they don't know it exists. To find the current clock (you have to know the clock number, but you can start with the default)</text:p>
      <text:list xml:id="list7537012936568833438" text:style-name="L4">
        <text:list-item>
          <text:p text:style-name="P26">Send a global IdentifyProducers for the Start/Stop event.</text:p>
        </text:list-item>
        <text:list-item>
          <text:p text:style-name="P26">If there's no reply, no clock exists. If there is a reply, extract the source node ID (alias) of the clock generator and send an IdentifyEvents. <text:s/></text:p>
        </text:list-item>
        <text:list-item>
          <text:p text:style-name="P26">The reply will contain IdentifyProducedEvent messages that show the current clock generator state via their active/valid status.</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generator nodes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generators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text:soft-page-break/>Configuration via a simple teach-learn UI</text:h>
      <text:p text:style-name="P9">Blue and Gold configuration does not have to be implemented, perhaps many devices won't, but <text:span text:style-name="T5">important</text:span> to show it can be done. Configuring consumers to react to a particular time event can be done by putting a programming button on the master time generator that sends the learn message for the current clock time.</text:p>
      <text:p text:style-name="P9">Better (more powerful) UIs can<text:span text:style-name="T8"> then use the same underlying teach/learn implementation.</text:span></text:p>
      <text:p text:style-name="P10">To Teach: gold; blue to select: hour, minute, rate; up/down to change; gold</text:p>
      <text:p text:style-name="P10">To nominate: blue, blue; gold to select: h,m,r; up/down; blue</text:p>
      <text:p text:style-name="P11">From the Arduino docs:</text:p>
      <text:p text:style-name="P13">The User Interface (UI) uses the Blue / Gold buttons:</text:p>
      <text:p text:style-name="P12">A (Blue/Gold)+ sequence Sets or Nominates the Time, Rate or Alarms to learn a Teach-event. </text:p>
      <text:p text:style-name="P14">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generator isn't specifically part of the clock generator. It could be anywhere. <text:s/>And no protocol needs to be defined for alarm events, as they're just regular produced events: When A is produced, produce B and C. <text:s/>That's a generally-useful thing to have, even for non-time events.</text:p>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A denser format would be 5 bits hour, 6 bits minutes, 6 bits seconds all put consecutively, instead of in separate bytes. <text:s/>That still takes three bytes, but keeps the seven spare bits together.</text:p>
      <text:p text:style-name="P9">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9"><text:soft-page-break/>We're not sending events-with-only-minutes, or -only-seconds. <text:s/>Those make it easy to do something once a minute or once a second via consumer, but those are not to the only interesting intervals: <text:s/>Just do the calculation.</text:p>
      <text:h text:style-name="Heading_20_2" text:outline-level="2">Future Work</text:h>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Specified Sections<text:tab/>1</text:p>
          <text:p text:style-name="P16"><text:s/>2.1 Introduction<text:tab/>1</text:p>
          <text:p text:style-name="P16"><text:s/>2.2 Intended Use<text:tab/>2</text:p>
          <text:p text:style-name="P16"><text:s/>2.3 Reference and Context<text:tab/>2</text:p>
          <text:p text:style-name="P16"><text:s/>2.4 Message Formats<text:tab/>2</text:p>
          <text:p text:style-name="P17"><text:s/>2.4.1 Set/Report Time<text:tab/>2</text:p>
          <text:p text:style-name="P17"><text:s/>2.4.2 Set/Report Date<text:tab/>2</text:p>
          <text:p text:style-name="P17"><text:s/>2.4.3 Set/Report Rate<text:tab/>3</text:p>
          <text:p text:style-name="P17"><text:s/>2.4.4 Stop/Start Clock<text:tab/>3</text:p>
          <text:p text:style-name="P16"><text:s/>2.5 States<text:tab/>3</text:p>
          <text:p text:style-name="P16"><text:s/>2.6 Interactions<text:tab/>4</text:p>
          <text:p text:style-name="P17"><text:s/>2.6.1 Event Identification and Reporting<text:tab/>4</text:p>
          <text:p text:style-name="P18"><text:s/>3 Background Information<text:tab/>5</text:p>
          <text:p text:style-name="P16"><text:s/>3.1 Multiple Clocks<text:tab/>5</text:p>
          <text:p text:style-name="P16"><text:s/>3.2 Configuration via a simple teach-learn UI<text:tab/>6</text:p>
          <text:p text:style-name="P16"><text:s/>3.3 Alarms<text:tab/>6</text:p>
          <text:p text:style-name="P16"><text:s/>3.4 History and Numerology<text:tab/>6</text:p>
          <text:p text:style-name="P16"><text:s/>3.5 Future Work<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3-03-22T13:19:24.99">Mar 2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2T13:19:24.99">Mar 2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75" text:date-value="2013-03-22T13:19:24.99">Mar 2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T16H1M45S</meta:editing-duration>
    <meta:generator>OpenOffice.org/3.4.1$Unix OpenOffice.org_project/341m1$Build-9593</meta:generator>
    <dc:date>2013-03-22T13:19:25</dc:date>
    <dc:creator>Bob Jacobsen</dc:creator>
    <meta:document-statistic meta:table-count="5" meta:image-count="1" meta:object-count="0" meta:page-count="8" meta:paragraph-count="171" meta:word-count="2468" meta:character-count="14615"/>
    <meta:user-defined meta:name="Info 1"/>
    <meta:user-defined meta:name="Info 2"/>
    <meta:user-defined meta:name="Info 3"/>
    <meta:user-defined meta:name="Info 4"/>
  </office:meta>
</office:document-meta>
</file>